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IRACLE (17:1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IRACLE (17:11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quest of the ten (17:11-1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quest of the ten (17:11-14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circumstances (17:11-1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cry (17:1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command (17:14a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cleansing (17:14b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MIRACLE (17:11-19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request of the ten (17:11-14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return of the one (17:15-19) 1. Who he is (17:16b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-title-Title-Slide" presentation:presentation-page-layout-name="Master1-PPL1" draw:id="Slide-260">
        <draw:frame draw:id="id91" presentation:style-name="a490" draw:name="Title 1" svg:x="1.38in" svg:y="0.83in" svg:width="10.3in" svg:height="4.42in" presentation:class="title" presentation:placeholder="false">
          <draw:text-box>
            <text:p text:style-name="a489" text:class-names="" text:cond-style-name=""><text:span text:style-name="a487" text:class-names=""><text:s text:c="1"/>The return of the one (17:15-19) 1. Who he is (17:16b):<text:s text:c="1"/></text:span><text:span text:style-name="a488" text:class-names=""/></text:p>
          </draw:text-box>
          <svg:title/>
          <svg:desc/>
        </draw:frame>
        <draw:frame draw:id="id92" presentation:style-name="a495" draw:name="Subtitle 2" svg:x="1.38in" svg:y="5.25in" svg:width="10.3in" svg:height="1.85in" presentation:class="subtitle" presentation:placeholder="false">
          <draw:text-box>
            <text:p text:style-name="a492" text:class-names="" text:cond-style-name=""><text:span text:style-name="a491" text:class-names=""><text:s text:c="1"/>Why he comes (17:15-16a)<text:s text:c="1"/></text:span></text:p>
            <text:p text:style-name="a494" text:class-names="" text:cond-style-name=""><text:span text:style-name="a493" text:class-names=""/></text:p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Why he comes (17:15-16a)<text:s text:c="1"/></text:span><text:span text:style-name="a498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That he might give testimony to God the Father (17:15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That he might give thanks to God the Son (17:16a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The return of the one (17:15-19) 1. Who he is (17:16b):<text:s text:c="1"/></text:span><text:span text:style-name="a513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Why he comes (17:15-16a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What he finds (17:17-19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What he finds (17:17-19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sadness of Jesus (17:17-18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salvation from Jesus (17:19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return of the one (17:15-19) 1. Who he is (17:16b):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Why he comes (17:15-16a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What he finds (17:17-19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HE MIRACLE (17:11-19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request of the ten (17:11-14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return of the one (17:15-19) 1. Who he is (17:16b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LUKE 17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THE MIRACLE (17:11-19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THE MESSAGES (17:1-10, 20-37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-title-Title-Slide" presentation:presentation-page-layout-name="Master1-PPL1" draw:id="Slide-267">
        <draw:frame draw:id="id105" presentation:style-name="a590" draw:name="Title 1" svg:x="1.38in" svg:y="0.83in" svg:width="10.3in" svg:height="4.42in" presentation:class="title" presentation:placeholder="false">
          <draw:text-box>
            <text:p text:style-name="a589" text:class-names="" text:cond-style-name=""><text:span text:style-name="a587" text:class-names="">THE MESSAGES (17:1-10, 20-37):<text:s text:c="1"/></text:span><text:span text:style-name="a588" text:class-names=""/></text:p>
          </draw:text-box>
          <svg:title/>
          <svg:desc/>
        </draw:frame>
        <draw:frame draw:id="id106" presentation:style-name="a595" draw:name="Subtitle 2" svg:x="1.38in" svg:y="5.25in" svg:width="10.3in" svg:height="1.85in" presentation:class="subtitle" presentation:placeholder="false">
          <draw:text-box>
            <text:p text:style-name="a592" text:class-names="" text:cond-style-name=""><text:span text:style-name="a591" text:class-names=""><text:s text:c="1"/>The five mini messages (17:1-10, 20-21)<text:s text:c="1"/></text:span></text:p>
            <text:p text:style-name="a594" text:class-names="" text:cond-style-name=""><text:span text:style-name="a593" text:class-names=""/></text:p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five mini messages (17:1-10, 20-21)<text:s text:c="1"/></text:span><text:span text:style-name="a598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On the penalty for tempting others (17:1-2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On forgiveness (17:3-4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2-tx-Title-and-Text" presentation:presentation-page-layout-name="Master1-PPL12" draw:id="Slide-269">
        <draw:frame draw:id="id109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On forgiveness (17:3-4)<text:s text:c="1"/></text:span><text:span text:style-name="a613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Rebuke a sinning brother (17:3a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Forgive a repentant brother as often as needed (17:3b-4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The five mini messages (17:1-10, 20-21)<text:s text:c="1"/></text:span><text:span text:style-name="a628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On the penalty for tempting others (17:1-2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On forgiveness (17:3-4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On faith (17:5-6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<text:s text:c="1"/>On faith (17:5-6)<text:s text:c="1"/></text:span><text:span text:style-name="a646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The request by the disciples (17:5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reply by the Savior (17:6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The five mini messages (17:1-10, 20-21)<text:s text:c="1"/></text:span><text:span text:style-name="a661" text:class-names=""/></text:p>
          </draw:text-box>
          <svg:title/>
          <svg:desc/>
        </draw:frame>
        <draw:frame draw:id="id116" presentation:style-name="a679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On the penalty for tempting others (17:1-2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On forgiveness (17:3-4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On faith (17:5-6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On the duty of servants (17:7-10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8" draw:style-name="a680" draw:master-page-name="Master1-Layout12-tx-Title-and-Text" presentation:presentation-page-layout-name="Master1-PPL12" draw:id="Slide-273">
        <draw:frame draw:id="id117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<text:s text:c="1"/>On the duty of servants (17:7-10)<text:s text:c="1"/></text:span><text:span text:style-name="a682" text:class-names=""/></text:p>
          </draw:text-box>
          <svg:title/>
          <svg:desc/>
        </draw:frame>
        <draw:frame draw:id="id118" presentation:style-name="a694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The required action (17:7-9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required attitude (17:10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9" draw:style-name="a695" draw:master-page-name="Master1-Layout12-tx-Title-and-Text" presentation:presentation-page-layout-name="Master1-PPL12" draw:id="Slide-274">
        <draw:frame draw:id="id119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The five mini messages (17:1-10, 20-21)<text:s text:c="1"/></text:span><text:span text:style-name="a697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On the penalty for tempting others (17:1-2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On forgiveness (17:3-4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On faith (17:5-6)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On the duty of servants (17:7-10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On the Kingdom of God (17:20-21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0" draw:style-name="a719" draw:master-page-name="Master1-Layout12-tx-Title-and-Text" presentation:presentation-page-layout-name="Master1-PPL12" draw:id="Slide-275">
        <draw:frame draw:id="id121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On the Kingdom of God (17:20-21)<text:s text:c="1"/></text:span><text:span text:style-name="a721" text:class-names=""/></text:p>
          </draw:text-box>
          <svg:title/>
          <svg:desc/>
        </draw:frame>
        <draw:frame draw:id="id122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Questions by the Pharisees (17:20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Answer by the Savior (17:21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1" draw:style-name="a734" draw:master-page-name="Master1-Layout12-tx-Title-and-Text" presentation:presentation-page-layout-name="Master1-PPL12" draw:id="Slide-276">
        <draw:frame draw:id="id123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<text:s text:c="1"/>The five mini messages (17:1-10, 20-21)<text:s text:c="1"/></text:span><text:span text:style-name="a736" text:class-names=""/></text:p>
          </draw:text-box>
          <svg:title/>
          <svg:desc/>
        </draw:frame>
        <draw:frame draw:id="id124" presentation:style-name="a757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On the penalty for tempting others (17:1-2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On forgiveness (17:3-4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On faith (17:5-6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On the duty of servants (17:7-10)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On the Kingdom of God (17:20-21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22" draw:style-name="a758" draw:master-page-name="Master1-Layout12-tx-Title-and-Text" presentation:presentation-page-layout-name="Master1-PPL12" draw:id="Slide-277">
        <draw:frame draw:id="id125" presentation:style-name="a762" draw:name="Title 1" svg:x="1.38in" svg:y="0.4in" svg:width="10.6in" svg:height="1.44965in" presentation:class="title" presentation:placeholder="false">
          <draw:text-box>
            <text:p text:style-name="a761" text:class-names="" text:cond-style-name=""><text:span text:style-name="a759" text:class-names="">THE MESSAGES (17:1-10, 20-37):<text:s text:c="1"/></text:span><text:span text:style-name="a760" text:class-names=""/></text:p>
          </draw:text-box>
          <svg:title/>
          <svg:desc/>
        </draw:frame>
        <draw:frame draw:id="id126" presentation:style-name="a772" draw:name="Text Placeholder 2" svg:x="1.38in" svg:y="2in" svg:width="9.4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The five mini messages (17:1-10, 20-21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major message (17:22-37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3" draw:style-name="a773" draw:master-page-name="Master1-Layout1-title-Title-Slide" presentation:presentation-page-layout-name="Master1-PPL1" draw:id="Slide-278">
        <draw:frame draw:id="id127" presentation:style-name="a777" draw:name="Title 1" svg:x="1.38in" svg:y="0.83in" svg:width="10.3in" svg:height="4.42in" presentation:class="title" presentation:placeholder="false">
          <draw:text-box>
            <text:p text:style-name="a776" text:class-names="" text:cond-style-name=""><text:span text:style-name="a774" text:class-names=""><text:s text:c="1"/>The major message (17:22-37):<text:s text:c="1"/></text:span><text:span text:style-name="a775" text:class-names=""/></text:p>
          </draw:text-box>
          <svg:title/>
          <svg:desc/>
        </draw:frame>
        <draw:frame draw:id="id128" presentation:style-name="a782" draw:name="Subtitle 2" svg:x="1.38in" svg:y="5.25in" svg:width="10.3in" svg:height="1.85in" presentation:class="subtitle" presentation:placeholder="false">
          <draw:text-box>
            <text:p text:style-name="a779" text:class-names="" text:cond-style-name=""><text:span text:style-name="a778" text:class-names=""><text:s text:c="1"/>The rumors about the Second Coming (17:22-24)<text:s text:c="1"/></text:span></text:p>
            <text:p text:style-name="a781" text:class-names="" text:cond-style-name=""><text:span text:style-name="a780" text:class-names=""/></text:p>
          </draw:text-box>
          <svg:title/>
          <svg:desc/>
        </draw:frame>
      </draw:page>
      <draw:page draw:name="Slide24" draw:style-name="a783" draw:master-page-name="Master1-Layout12-tx-Title-and-Text" presentation:presentation-page-layout-name="Master1-PPL12" draw:id="Slide-279">
        <draw:frame draw:id="id129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<text:s text:c="1"/>The rumors about the Second Coming (17:22-24)<text:s text:c="1"/></text:span><text:span text:style-name="a785" text:class-names=""/></text:p>
          </draw:text-box>
          <svg:title/>
          <svg:desc/>
        </draw:frame>
        <draw:frame draw:id="id130" presentation:style-name="a797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The fiction (17:22-23):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The facts (17:24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25" draw:style-name="a798" draw:master-page-name="Master1-Layout12-tx-Title-and-Text" presentation:presentation-page-layout-name="Master1-PPL12" draw:id="Slide-280">
        <draw:frame draw:id="id131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<text:s text:c="1"/>The major message (17:22-37):<text:s text:c="1"/></text:span><text:span text:style-name="a800" text:class-names=""/></text:p>
          </draw:text-box>
          <svg:title/>
          <svg:desc/>
        </draw:frame>
        <draw:frame draw:id="id132" presentation:style-name="a815" draw:name="Text Placeholder 2" svg:x="1.38in" svg:y="2in" svg:width="9.4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<text:s text:c="1"/>The rumors about the Second Coming (17:22-24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The prerequisite before the Second Coming (17:25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The conditions prevailing at the Second Coming (17:26-30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draw:page draw:name="Slide26" draw:style-name="a816" draw:master-page-name="Master1-Layout12-tx-Title-and-Text" presentation:presentation-page-layout-name="Master1-PPL12" draw:id="Slide-281">
        <draw:frame draw:id="id133" presentation:style-name="a820" draw:name="Title 1" svg:x="1.38in" svg:y="0.4in" svg:width="10.6in" svg:height="1.44965in" presentation:class="title" presentation:placeholder="false">
          <draw:text-box>
            <text:p text:style-name="a819" text:class-names="" text:cond-style-name=""><text:span text:style-name="a817" text:class-names=""><text:s text:c="1"/>The conditions prevailing at the Second Coming (17:26-30)<text:s text:c="1"/></text:span><text:span text:style-name="a818" text:class-names=""/></text:p>
          </draw:text-box>
          <svg:title/>
          <svg:desc/>
        </draw:frame>
        <draw:frame draw:id="id134" presentation:style-name="a830" draw:name="Text Placeholder 2" svg:x="1.38in" svg:y="2in" svg:width="9.4in" svg:height="4.7586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<text:s text:c="1"/>Similar to conditions in the days of Noah (17:26-27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Similar to conditions in the days of Lot (17:28-30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</draw:page>
      <draw:page draw:name="Slide27" draw:style-name="a831" draw:master-page-name="Master1-Layout12-tx-Title-and-Text" presentation:presentation-page-layout-name="Master1-PPL12" draw:id="Slide-282">
        <draw:frame draw:id="id135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2" text:class-names=""><text:s text:c="1"/>The major message (17:22-37):<text:s text:c="1"/></text:span><text:span text:style-name="a833" text:class-names=""/></text:p>
          </draw:text-box>
          <svg:title/>
          <svg:desc/>
        </draw:frame>
        <draw:frame draw:id="id136" presentation:style-name="a854" draw:name="Tex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<text:s text:c="1"/>The rumors about the Second Coming (17:22-24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<text:s text:c="1"/>The prerequisite before the Second Coming (17:25):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The conditions prevailing at the Second Coming (17:26-30)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The warning concerning the Second Coming (17:31-33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The judgment following the Second Coming (17:34-37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8" draw:style-name="a855" draw:master-page-name="Master1-Layout1-title-Title-Slide" presentation:presentation-page-layout-name="Master1-PPL1" draw:id="Slide-283">
        <draw:frame draw:id="id137" presentation:style-name="a859" draw:name="Title 1" svg:x="1.38in" svg:y="0.83in" svg:width="10.3in" svg:height="4.42in" presentation:class="title" presentation:placeholder="false">
          <draw:text-box>
            <text:p text:style-name="a858" text:class-names="" text:cond-style-name=""><text:span text:style-name="a856" text:class-names=""><text:s text:c="1"/>The judgment following the Second Coming (17:34-37)<text:s text:c="1"/></text:span><text:span text:style-name="a857" text:class-names=""/></text:p>
          </draw:text-box>
          <svg:title/>
          <svg:desc/>
        </draw:frame>
        <draw:frame draw:id="id138" presentation:style-name="a864" draw:name="Subtitle 2" svg:x="1.38in" svg:y="5.25in" svg:width="10.3in" svg:height="1.85in" presentation:class="subtitle" presentation:placeholder="false">
          <draw:text-box>
            <text:p text:style-name="a861" text:class-names="" text:cond-style-name=""><text:span text:style-name="a860" text:class-names=""><text:s text:c="1"/>The separation (17:34-36)<text:s text:c="1"/></text:span></text:p>
            <text:p text:style-name="a863" text:class-names="" text:cond-style-name=""><text:span text:style-name="a862" text:class-names=""/></text:p>
          </draw:text-box>
          <svg:title/>
          <svg:desc/>
        </draw:frame>
      </draw:page>
      <draw:page draw:name="Slide29" draw:style-name="a865" draw:master-page-name="Master1-Layout12-tx-Title-and-Text" presentation:presentation-page-layout-name="Master1-PPL12" draw:id="Slide-284">
        <draw:frame draw:id="id139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<text:s text:c="1"/>The separation (17:34-36)<text:s text:c="1"/></text:span><text:span text:style-name="a867" text:class-names=""/></text:p>
          </draw:text-box>
          <svg:title/>
          <svg:desc/>
        </draw:frame>
        <draw:frame draw:id="id140" presentation:style-name="a882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Two men in a bed-one will be taken; the other, left (17:34).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Two women grinding grain-one will be taken; the other, left (17:35).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wo men working in the field-one will be taken; the other, left (17:36).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30" draw:style-name="a883" draw:master-page-name="Master1-Layout12-tx-Title-and-Text" presentation:presentation-page-layout-name="Master1-PPL12" draw:id="Slide-285">
        <draw:frame draw:id="id141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<text:s text:c="1"/>The judgment following the Second Coming (17:34-37)<text:s text:c="1"/></text:span><text:span text:style-name="a885" text:class-names=""/></text:p>
          </draw:text-box>
          <svg:title/>
          <svg:desc/>
        </draw:frame>
        <draw:frame draw:id="id142" presentation:style-name="a897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<text:s text:c="1"/>The separation (17:34-36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slaughter (17:37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31" draw:style-name="a898" draw:master-page-name="Master1-Layout12-tx-Title-and-Text" presentation:presentation-page-layout-name="Master1-PPL12" draw:id="Slide-286">
        <draw:frame draw:id="id143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<text:s text:c="1"/>The major message (17:22-37):<text:s text:c="1"/></text:span><text:span text:style-name="a900" text:class-names=""/></text:p>
          </draw:text-box>
          <svg:title/>
          <svg:desc/>
        </draw:frame>
        <draw:frame draw:id="id144" presentation:style-name="a921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<text:s text:c="1"/>The rumors about the Second Coming (17:22-24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The prerequisite before the Second Coming (17:25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The conditions prevailing at the Second Coming (17:26-30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The warning concerning the Second Coming (17:31-33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he judgment following the Second Coming (17:34-37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32" draw:style-name="a922" draw:master-page-name="Master1-Layout12-tx-Title-and-Text" presentation:presentation-page-layout-name="Master1-PPL12" draw:id="Slide-287">
        <draw:frame draw:id="id145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THE MESSAGES (17:1-10, 20-37):<text:s text:c="1"/></text:span><text:span text:style-name="a924" text:class-names=""/></text:p>
          </draw:text-box>
          <svg:title/>
          <svg:desc/>
        </draw:frame>
        <draw:frame draw:id="id146" presentation:style-name="a936" draw:name="Text Placeholder 2" svg:x="1.38in" svg:y="2in" svg:width="9.4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The five mini messages (17:1-10, 20-21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major message (17:22-37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draw:page draw:name="Slide33" draw:style-name="a937" draw:master-page-name="Master1-Layout12-tx-Title-and-Text" presentation:presentation-page-layout-name="Master1-PPL12" draw:id="Slide-288">
        <draw:frame draw:id="id147" presentation:style-name="a941" draw:name="Title 1" svg:x="1.38in" svg:y="0.4in" svg:width="10.6in" svg:height="1.44965in" presentation:class="title" presentation:placeholder="false">
          <draw:text-box>
            <text:p text:style-name="a940" text:class-names="" text:cond-style-name=""><text:span text:style-name="a938" text:class-names="">LUKE 17</text:span><text:span text:style-name="a939" text:class-names=""/></text:p>
          </draw:text-box>
          <svg:title/>
          <svg:desc/>
        </draw:frame>
        <draw:frame draw:id="id148" presentation:style-name="a951" draw:name="Text Placeholder 2" svg:x="1.38in" svg:y="2in" svg:width="9.4in" svg:height="4.7586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THE MIRACLE (17:11-19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THE MESSAGES (17:1-10, 20-37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7</dc:title>
    <meta:initial-creator>David STRICKLAND</meta:initial-creator>
    <dc:creator>David STRICKLAND</dc:creator>
    <meta:creation-date>2020-02-23T23:15:40Z</meta:creation-date>
    <dc:date>2020-02-23T23:15:41Z</dc:date>
    <meta:template xlink:href="BibleStudy" xlink:type="simple"/>
    <meta:editing-cycles>1</meta:editing-cycles>
    <meta:editing-duration>PT0S</meta:editing-duration>
    <meta:document-statistic meta:paragraph-count="112" meta:word-count="971"/>
  </office:meta>
</office:document-meta>
</file>